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603" officeooo:paragraph-rsid="001b6603"/>
    </style:style>
    <style:style style:name="P2" style:family="paragraph" style:parent-style-name="Standard">
      <style:text-properties fo:font-weight="bold" officeooo:rsid="001b6603" officeooo:paragraph-rsid="001b6603" style:font-weight-asian="bold" style:font-weight-complex="bold"/>
    </style:style>
    <style:style style:name="P3" style:family="paragraph" style:parent-style-name="Standard">
      <style:text-properties fo:font-weight="bold" officeooo:rsid="001b6603" officeooo:paragraph-rsid="003141c7" style:font-weight-asian="bold" style:font-weight-complex="bold"/>
    </style:style>
    <style:style style:name="P4" style:family="paragraph" style:parent-style-name="Standard">
      <style:text-properties fo:font-weight="bold" officeooo:rsid="001d22f5" officeooo:paragraph-rsid="001d22f5" style:font-weight-asian="bold" style:font-weight-complex="bold"/>
    </style:style>
    <style:style style:name="P5" style:family="paragraph" style:parent-style-name="Standard">
      <style:text-properties fo:font-weight="bold" officeooo:rsid="001d22f5" officeooo:paragraph-rsid="001e8d7c" style:font-weight-asian="bold" style:font-weight-complex="bold"/>
    </style:style>
    <style:style style:name="P6" style:family="paragraph" style:parent-style-name="Standard">
      <style:text-properties fo:font-weight="bold" officeooo:rsid="002002af" officeooo:paragraph-rsid="002002af" style:font-weight-asian="bold" style:font-weight-complex="bold"/>
    </style:style>
    <style:style style:name="P7" style:family="paragraph" style:parent-style-name="Standard">
      <style:text-properties fo:font-weight="bold" officeooo:rsid="001e8d7c" officeooo:paragraph-rsid="001e8d7c" style:font-weight-asian="bold" style:font-weight-complex="bold"/>
    </style:style>
    <style:style style:name="P8" style:family="paragraph" style:parent-style-name="Standard">
      <style:text-properties fo:font-weight="bold" officeooo:rsid="002672f0" officeooo:paragraph-rsid="002672f0" style:font-weight-asian="bold" style:font-weight-complex="bold"/>
    </style:style>
    <style:style style:name="P9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10" style:family="paragraph" style:parent-style-name="Standard">
      <style:text-properties fo:font-weight="bold" officeooo:rsid="0028f7c5" officeooo:paragraph-rsid="003141c7" style:font-weight-asian="bold" style:font-weight-complex="bold"/>
    </style:style>
    <style:style style:name="P11" style:family="paragraph" style:parent-style-name="Standard">
      <style:text-properties fo:font-weight="bold" officeooo:rsid="002c2a51" officeooo:paragraph-rsid="002c2a51" style:font-weight-asian="bold" style:font-weight-complex="bold"/>
    </style:style>
    <style:style style:name="P12" style:family="paragraph" style:parent-style-name="Standard">
      <style:text-properties fo:font-weight="bold" officeooo:rsid="003141c7" officeooo:paragraph-rsid="003141c7" style:font-weight-asian="bold" style:font-weight-complex="bold"/>
    </style:style>
    <style:style style:name="P13" style:family="paragraph" style:parent-style-name="Standard">
      <style:text-properties fo:font-weight="bold" officeooo:rsid="003490c4" officeooo:paragraph-rsid="003490c4" style:font-weight-asian="bold" style:font-weight-complex="bold"/>
    </style:style>
    <style:style style:name="P14" style:family="paragraph" style:parent-style-name="Standard">
      <style:text-properties fo:font-weight="bold" officeooo:rsid="003490c4" officeooo:paragraph-rsid="003cc805" style:font-weight-asian="bold" style:font-weight-complex="bold"/>
    </style:style>
    <style:style style:name="P15" style:family="paragraph" style:parent-style-name="Standard">
      <style:text-properties fo:font-weight="bold" officeooo:rsid="003b50e3" officeooo:paragraph-rsid="003b50e3" style:font-weight-asian="bold" style:font-weight-complex="bold"/>
    </style:style>
    <style:style style:name="P16" style:family="paragraph" style:parent-style-name="Standard">
      <style:text-properties fo:font-weight="bold" officeooo:rsid="004558bb" officeooo:paragraph-rsid="004558bb" style:font-weight-asian="bold" style:font-weight-complex="bold"/>
    </style:style>
    <style:style style:name="P17" style:family="paragraph" style:parent-style-name="Standard">
      <style:text-properties officeooo:rsid="001d22f5" officeooo:paragraph-rsid="001d22f5"/>
    </style:style>
    <style:style style:name="P18" style:family="paragraph" style:parent-style-name="Standard">
      <style:text-properties officeooo:rsid="002002af" officeooo:paragraph-rsid="002002af"/>
    </style:style>
    <style:style style:name="P19" style:family="paragraph" style:parent-style-name="Standard">
      <style:text-properties officeooo:rsid="0021d899" officeooo:paragraph-rsid="0021d899"/>
    </style:style>
    <style:style style:name="P20" style:family="paragraph" style:parent-style-name="Standard">
      <style:text-properties officeooo:rsid="002210f9" officeooo:paragraph-rsid="002210f9"/>
    </style:style>
    <style:style style:name="P21" style:family="paragraph" style:parent-style-name="Standard">
      <style:text-properties officeooo:rsid="0022a191" officeooo:paragraph-rsid="0022a191"/>
    </style:style>
    <style:style style:name="P22" style:family="paragraph" style:parent-style-name="Standard">
      <style:text-properties officeooo:rsid="0023b822" officeooo:paragraph-rsid="0023b822"/>
    </style:style>
    <style:style style:name="P23" style:family="paragraph" style:parent-style-name="Standard">
      <style:text-properties style:text-position="0% 100%" fo:font-weight="bold" officeooo:rsid="001b6603" officeooo:paragraph-rsid="001b6603" style:font-weight-asian="bold" style:font-weight-complex="bold"/>
    </style:style>
    <style:style style:name="P24" style:family="paragraph" style:parent-style-name="Standard">
      <style:text-properties officeooo:rsid="001cb8b4" officeooo:paragraph-rsid="001cb8b4"/>
    </style:style>
    <style:style style:name="P25" style:family="paragraph" style:parent-style-name="Standard">
      <style:text-properties officeooo:rsid="00263ad4" officeooo:paragraph-rsid="00263ad4"/>
    </style:style>
    <style:style style:name="P26" style:family="paragraph" style:parent-style-name="Standard">
      <style:text-properties officeooo:rsid="002672f0" officeooo:paragraph-rsid="002672f0"/>
    </style:style>
    <style:style style:name="P27" style:family="paragraph" style:parent-style-name="Standard">
      <style:text-properties officeooo:rsid="0027bbb5" officeooo:paragraph-rsid="0027bbb5"/>
    </style:style>
    <style:style style:name="P28" style:family="paragraph" style:parent-style-name="Standard">
      <style:text-properties officeooo:rsid="0027bbb5" officeooo:paragraph-rsid="002e40a5"/>
    </style:style>
    <style:style style:name="P29" style:family="paragraph" style:parent-style-name="Standard">
      <style:text-properties fo:font-weight="normal" officeooo:rsid="002c2a51" officeooo:paragraph-rsid="002c2a51" style:font-weight-asian="normal" style:font-weight-complex="normal"/>
    </style:style>
    <style:style style:name="P30" style:family="paragraph" style:parent-style-name="Standard">
      <style:text-properties fo:font-weight="normal" officeooo:rsid="003b50e3" officeooo:paragraph-rsid="003b50e3" style:font-weight-asian="normal" style:font-weight-complex="normal"/>
    </style:style>
    <style:style style:name="P31" style:family="paragraph" style:parent-style-name="Standard">
      <style:text-properties officeooo:rsid="002c2a51" officeooo:paragraph-rsid="002c2a51"/>
    </style:style>
    <style:style style:name="P32" style:family="paragraph" style:parent-style-name="Standard">
      <style:text-properties officeooo:rsid="002e40a5" officeooo:paragraph-rsid="002e40a5"/>
    </style:style>
    <style:style style:name="P33" style:family="paragraph" style:parent-style-name="Standard">
      <style:text-properties officeooo:rsid="003490c4" officeooo:paragraph-rsid="003490c4"/>
    </style:style>
    <style:style style:name="P34" style:family="paragraph" style:parent-style-name="Standard">
      <style:text-properties officeooo:rsid="003490c4" officeooo:paragraph-rsid="00444ec3"/>
    </style:style>
    <style:style style:name="P35" style:family="paragraph" style:parent-style-name="Standard">
      <style:text-properties fo:color="#24292e" style:font-name="SFMono-Regular" fo:font-size="9.75pt" fo:font-weight="bold" officeooo:rsid="003490c4" officeooo:paragraph-rsid="003490c4" style:font-weight-asian="bold" style:font-weight-complex="bold"/>
    </style:style>
    <style:style style:name="P36" style:family="paragraph" style:parent-style-name="Standard">
      <style:paragraph-properties fo:orphans="2" fo:widows="2"/>
      <style:text-properties fo:color="#24292e" style:font-name="SFMono-Regular" fo:font-size="9.75pt" fo:font-weight="bold" style:font-weight-asian="bold" style:font-weight-complex="bold"/>
    </style:style>
    <style:style style:name="P37" style:family="paragraph" style:parent-style-name="Standard">
      <style:text-properties officeooo:rsid="003b50e3" officeooo:paragraph-rsid="003b50e3"/>
    </style:style>
    <style:style style:name="P38" style:family="paragraph" style:parent-style-name="Standard">
      <style:text-properties officeooo:rsid="003ea34a" officeooo:paragraph-rsid="003ea34a"/>
    </style:style>
    <style:style style:name="P39" style:family="paragraph" style:parent-style-name="Standard">
      <style:text-properties officeooo:rsid="0040860e" officeooo:paragraph-rsid="0040860e"/>
    </style:style>
    <style:style style:name="P40" style:family="paragraph" style:parent-style-name="Standard">
      <style:text-properties fo:color="#ce181e" officeooo:rsid="0040860e" officeooo:paragraph-rsid="0040860e"/>
    </style:style>
    <style:style style:name="P41" style:family="paragraph" style:parent-style-name="Standard">
      <style:text-properties officeooo:rsid="0040b596" officeooo:paragraph-rsid="0040b596"/>
    </style:style>
    <style:style style:name="P42" style:family="paragraph" style:parent-style-name="Standard">
      <style:text-properties officeooo:rsid="00444ec3" officeooo:paragraph-rsid="00444ec3"/>
    </style:style>
    <style:style style:name="P43" style:family="paragraph" style:parent-style-name="Standard">
      <style:text-properties officeooo:rsid="004558bb" officeooo:paragraph-rsid="004558bb"/>
    </style:style>
    <style:style style:name="P44" style:family="paragraph" style:parent-style-name="Preformatted_20_Text">
      <style:text-properties officeooo:rsid="0022a191" officeooo:paragraph-rsid="0022a191"/>
    </style:style>
    <style:style style:name="P45" style:family="paragraph" style:parent-style-name="Preformatted_20_Text">
      <style:text-properties officeooo:rsid="0022a191" officeooo:paragraph-rsid="00238135"/>
    </style:style>
    <style:style style:name="P46" style:family="paragraph" style:parent-style-name="Preformatted_20_Text">
      <style:text-properties officeooo:rsid="004558bb" officeooo:paragraph-rsid="004558bb"/>
    </style:style>
    <style:style style:name="P47" style:family="paragraph" style:parent-style-name="Standard" style:list-style-name="L1">
      <style:text-properties fo:font-weight="normal" officeooo:rsid="0028f7c5" officeooo:paragraph-rsid="0028f7c5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3b50e3" officeooo:paragraph-rsid="003b50e3" style:font-weight-asian="normal" style:font-weight-complex="normal"/>
    </style:style>
    <style:style style:name="P49" style:family="paragraph" style:parent-style-name="Standard" style:list-style-name="L1">
      <style:text-properties officeooo:rsid="0028f7c5" officeooo:paragraph-rsid="0028f7c5"/>
    </style:style>
    <style:style style:name="P50" style:family="paragraph" style:parent-style-name="Standard" style:list-style-name="L1">
      <style:text-properties officeooo:rsid="002a3fdb" officeooo:paragraph-rsid="002a3fdb"/>
    </style:style>
    <style:style style:name="T1" style:family="text">
      <style:text-properties officeooo:rsid="001f466f"/>
    </style:style>
    <style:style style:name="T2" style:family="text">
      <style:text-properties officeooo:rsid="00238135"/>
    </style:style>
    <style:style style:name="T3" style:family="text">
      <style:text-properties officeooo:rsid="002672f0"/>
    </style:style>
    <style:style style:name="T4" style:family="text">
      <style:text-properties officeooo:rsid="002e4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50e3" style:font-weight-asian="bold" style:font-weight-complex="bold"/>
    </style:style>
    <style:style style:name="T7" style:family="text">
      <style:text-properties officeooo:rsid="003141c7"/>
    </style:style>
    <style:style style:name="T8" style:family="text">
      <style:text-properties officeooo:rsid="003cc805"/>
    </style:style>
    <style:style style:name="T9" style:family="text">
      <style:text-properties officeooo:rsid="003f51fe"/>
    </style:style>
    <style:style style:name="T10" style:family="text">
      <style:text-properties officeooo:rsid="00475799"/>
    </style:style>
    <style:style style:name="T11" style:family="text">
      <style:text-properties officeooo:rsid="004ac6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4">Progress Summaries and a</text:span> collection of useful Command Line Prompts when using Gazebo, MoveIt and ROS. </text:p>
      <text:p text:style-name="P1"/>
      <text:p text:style-name="P27"><text:span text:style-name="T5">Control Notes</text:span> </text:p>
      <text:p text:style-name="P27">Panda <text:span text:style-name="T4">Movit Completed</text:span></text:p>
      <text:p text:style-name="P32">Panda Gazebo Completed</text:p>
      <text:p text:style-name="P27">roslaunch panda_moveit_config demo.launch</text:p>
      <text:p text:style-name="P27">&amp;</text:p>
      <text:p text:style-name="P27">rosrun moveit_tutorials move_group_python_interface_tutorial.py</text:p>
      <text:p text:style-name="P32">Moveit UR10 Completed</text:p>
      <text:p text:style-name="P32">Python Moveit Completed</text:p>
      <text:p text:style-name="P32">Gazebo load UR10 Completed</text:p>
      <text:p text:style-name="P32">Gazebo/MoveIT Inprogress</text:p>
      <text:p text:style-name="P32">Gazebo/MoveIT/Python Planned</text:p>
      <text:p text:style-name="P32">Gazebo/MoveIT/C++ Planned</text:p>
      <text:p text:style-name="P28"/>
      <text:p text:style-name="P1"/>
      <text:p text:style-name="P9">Progress</text:p>
      <text:p text:style-name="P11">21/01/2020</text:p>
      <text:list xml:id="list3159541368" text:style-name="L1">
        <text:list-item>
          <text:p text:style-name="P47">roslaunch ur10_moveit_config demo.launch (runs RVIS UR10 environment)</text:p>
        </text:list-item>
        <text:list-item>
          <text:p text:style-name="P49">rosrun moveit_tutorials move_group_python_interface_tutorialDW.py (opens and runs)</text:p>
          <text:list>
            <text:list-item>
              <text:p text:style-name="P50">Only have 5 joints for planning group</text:p>
            </text:list-item>
            <text:list-item>
              <text:p text:style-name="P50">BOX is not part of the planning so needs removal <text:tab/></text:p>
            </text:list-item>
            <text:list-item>
              <text:p text:style-name="P50"/>
            </text:list-item>
          </text:list>
        </text:list-item>
      </text:list>
      <text:p text:style-name="P9">roslaunch ur10_moveit_config demo.launch</text:p>
      <text:p text:style-name="P9">roslaunch ur_gazebo ur10.launch</text:p>
      <text:p text:style-name="P2">rosrun moveit_tutorials move_group_python_interface_tutorialDW.py</text:p>
      <text:p text:style-name="P2"/>
      <text:p text:style-name="P12">22/01/2020</text:p>
      <text:p text:style-name="P10">roslaunch ur_gazebo ur10<text:span text:style-name="T7">DW</text:span>.launch</text:p>
      <text:p text:style-name="P3">rosrun moveit_tutorials move_group_python_interface_tutorialDW.py</text:p>
      <text:p text:style-name="P1"/>
      <text:p text:style-name="P11">22/01/2020</text:p>
      <text:p text:style-name="P29">Below now launches both MOVEIT/RVIZ and Gazebo</text:p>
      <text:p text:style-name="P29">There is a small error in the controller names that I need to find. </text:p>
      <text:p text:style-name="P29"/>
      <text:p text:style-name="P31">roslaunch ur_gazebo ur10DW.launch</text:p>
      <text:p text:style-name="P1"/>
      <text:p text:style-name="P1"/>
      <text:p text:style-name="P13">23/01/2020</text:p>
      <text:p text:style-name="P33">ReInstall Packages as I broken something </text:p>
      <text:p text:style-name="P33"><text:a xlink:type="simple" xlink:href="http://docs.ros.org/melodic/api/moveit_tutorials/html/doc/quickstart_in_rviz/quickstart_in_rviz_tutorial.html" text:style-name="Internet_20_link" text:visited-style-name="Visited_20_Internet_20_Link">http://docs.ros.org/melodic/api/moveit_tutorials/html/doc/quickstart_in_rviz/quickstart_in_rviz_tutorial.html</text:a></text:p>
      <text:p text:style-name="P33"><text:a xlink:type="simple" xlink:href="http://docs.ros.org/melodic/api/moveit_tutorials/html/doc/getting_started/getting_started.html" text:style-name="Internet_20_link" text:visited-style-name="Visited_20_Internet_20_Link">http://docs.ros.org/melodic/api/moveit_tutorials/html/doc/getting_started/getting_started.html</text:a></text:p>
      <text:p text:style-name="P33"><text:a xlink:type="simple" xlink:href="http://gazebosim.org/tutorials?tut=ros_installing&amp;cat=connect_ros" text:style-name="Internet_20_link" text:visited-style-name="Visited_20_Internet_20_Link">http://gazebosim.org/tutorials?tut=ros_installing&amp;cat=connect_ros</text:a></text:p>
      <text:p text:style-name="P33"><text:a xlink:type="simple" xlink:href="https://github.com/ros-industrial/universal_robot" text:style-name="Internet_20_link" text:visited-style-name="Visited_20_Internet_20_Link">https://github.com/ros-industrial/universal_robot</text:a></text:p>
      <text:p text:style-name="P33"/>
      <text:p text:style-name="P35">roslaunch ur_gazebo ur10_<text:span text:style-name="T11">joint_limited</text:span>.launch</text:p>
      <text:p text:style-name="P36">roslaunch ur10_moveit_config ur10_moveit_planning_execution.launch sim:=true</text:p>
      <text:p text:style-name="P36">roslaunch ur10_moveit_config moveit_rviz.launch config:=true</text:p>
      <text:p text:style-name="P14">rosrun moveit_tutorials <text:span text:style-name="T8">Thesis</text:span>_python_interface.py</text:p>
      <text:p text:style-name="P13"/>
      <text:p text:style-name="P30"><text:soft-page-break/>Lessons learnt </text:p>
      <text:list xml:id="list3275840926" text:style-name="L2">
        <text:list-item>
          <text:p text:style-name="P48">Cant run multi sims etc in from one launch file</text:p>
        </text:list-item>
        <text:list-item>
          <text:p text:style-name="P48">If you build your own config need to check both controller and transmission files for naming conventions. </text:p>
        </text:list-item>
        <text:list-item>
          <text:p text:style-name="P48"/>
        </text:list-item>
      </text:list>
      <text:p text:style-name="P33"/>
      <text:p text:style-name="P15">28/01/2020</text:p>
      <text:p text:style-name="P37"/>
      <text:p text:style-name="P38">empty_world.launch location <text:span text:style-name="T5">/opt/ros/melodic/share/gazebo_ros</text:span></text:p>
      <text:p text:style-name="P37"/>
      <text:p text:style-name="P37"><text:span text:style-name="T9">location of world file </text:span>/usr/share/gazebo-9</text:p>
      <text:p text:style-name="P39">NOTE we added a shape for the bench into </text:p>
      <text:p text:style-name="P39">/usr/share/gazebo-9/worlds$ sudo nano empty.world</text:p>
      <text:p text:style-name="P39"/>
      <text:p text:style-name="P39">looks like </text:p>
      <text:p text:style-name="P40"><text:s text:c="4"/>&lt;model name="box"&gt;</text:p>
      <text:p text:style-name="P40"><text:s text:c="6"/>&lt;pose&gt;0 0 0.0 0 0 0&lt;/pose&gt;</text:p>
      <text:p text:style-name="P40"><text:s text:c="6"/>&lt;link name="link"&gt;</text:p>
      <text:p text:style-name="P40"><text:s text:c="8"/>&lt;collision name="collision"&gt;</text:p>
      <text:p text:style-name="P40"><text:s text:c="10"/>&lt;geometry&gt;</text:p>
      <text:p text:style-name="P40"><text:s text:c="12"/>&lt;box&gt;</text:p>
      <text:p text:style-name="P40"><text:s text:c="14"/>&lt;size&gt;10 10 .09&lt;/size&gt;</text:p>
      <text:p text:style-name="P40"><text:s text:c="12"/>&lt;/box&gt;</text:p>
      <text:p text:style-name="P40"><text:s text:c="10"/>&lt;/geometry&gt;</text:p>
      <text:p text:style-name="P40"><text:s text:c="8"/>&lt;/collision&gt;</text:p>
      <text:p text:style-name="P40"><text:s text:c="8"/>&lt;visual name="visual"&gt;</text:p>
      <text:p text:style-name="P40"><text:s text:c="10"/>&lt;geometry&gt;</text:p>
      <text:p text:style-name="P40"><text:s text:c="12"/>&lt;box&gt;</text:p>
      <text:p text:style-name="P40"><text:s text:c="14"/>&lt;size&gt;10 10 .09&lt;/size&gt;</text:p>
      <text:p text:style-name="P40"><text:s text:c="12"/>&lt;/box&gt;</text:p>
      <text:p text:style-name="P40"><text:s text:c="10"/>&lt;/geometry&gt;</text:p>
      <text:p text:style-name="P40"><text:s text:c="10"/>&lt;material&gt;</text:p>
      <text:p text:style-name="P40"><text:s text:c="12"/>&lt;script&gt;Gazebo/WoodPallet&lt;/script&gt;</text:p>
      <text:p text:style-name="P40"><text:s text:c="10"/>&lt;/material&gt;</text:p>
      <text:p text:style-name="P40"><text:s text:c="8"/>&lt;/visual&gt;</text:p>
      <text:p text:style-name="P40"><text:s text:c="6"/>&lt;/link&gt;</text:p>
      <text:p text:style-name="P40"><text:s text:c="4"/>&lt;/model&gt;</text:p>
      <text:p text:style-name="P33"/>
      <text:p text:style-name="P41">Also NOTE edited</text:p>
      <text:p text:style-name="P42">We have addded a shape to RVIZ manually using the python API, this is the collision object we are using as a bench..</text:p>
      <text:p text:style-name="P42"/>
      <text:p text:style-name="P34"/>
      <text:p text:style-name="P1"/>
      <text:p text:style-name="P4">General</text:p>
      <text:p text:style-name="P7">cd .. <text:span text:style-name="T3">(</text:span>back one file<text:span text:style-name="T3">)</text:span></text:p>
      <text:p text:style-name="P8">mkdir (make a directory) </text:p>
      <text:p text:style-name="P5"/>
      <text:p text:style-name="P17">Navigate to the standard UR package in catkin workspace <text:span text:style-name="T1">with launch files</text:span></text:p>
      <text:p text:style-name="P17">cd catkin_ws/src/universal_robot/ur_gazebo/launcthen…</text:p>
      <text:p text:style-name="P17"/>
      <text:p text:style-name="P17">catkin_ws/src/universal_robot/ur_gazebo/launch$ roslaunch ur10.launch</text:p>
      <text:p text:style-name="P17"><text:soft-page-break/></text:p>
      <text:p text:style-name="P21">check something is working</text:p>
      <text:p text:style-name="P44"><text:span text:style-name="Source_20_Text">rostopic echo -n 1 /gazebo/model_states</text:span><text:span text:style-name="Source_20_Text"><text:span text:style-name="T6">28/01/2020</text:span></text:span></text:p>
      <text:p text:style-name="P44"><text:span text:style-name="Source_20_Text"/></text:p>
      <text:p text:style-name="P45"><text:span text:style-name="Source_20_Text"><text:span text:style-name="T2">check to see a list of what you can do with Gazebo</text:span></text:span></text:p>
      <text:p text:style-name="P44">rosservice list</text:p>
      <text:p text:style-name="P21"/>
      <text:p text:style-name="P26">create catkin package (for controller)</text:p>
      <text:p text:style-name="P26">catkin_create_pkg my_robot_description</text:p>
      <text:p text:style-name="P26"/>
      <text:p text:style-name="P26">code .</text:p>
      <text:p text:style-name="P26"/>
      <text:p text:style-name="P26"><text:s/>rospack find controller_manager</text:p>
      <text:p text:style-name="P26"/>
      <text:p text:style-name="P26">rosservice call /controller_manager/list_controller_types </text:p>
      <text:p text:style-name="P26"/>
      <text:p text:style-name="P26">rosservice call /gazebo/get_model_properties "model_name: 'robot'" </text:p>
      <text:p text:style-name="P26"/>
      <text:p text:style-name="P26">rosservice call /gazebo/get_world_properties</text:p>
      <text:p text:style-name="P26"/>
      <text:p text:style-name="P26"/>
      <text:p text:style-name="P26"/>
      <text:p text:style-name="P1"/>
      <text:p text:style-name="P2">Gazebo</text:p>
      <text:p text:style-name="P6"/>
      <text:p text:style-name="P18">From the gazebo launch file location run below to launch gazebo with selected arm </text:p>
      <text:p text:style-name="P1">roslaunch ur5.launch</text:p>
      <text:p text:style-name="P1"/>
      <text:p text:style-name="P22">or for control </text:p>
      <text:p text:style-name="P22"/>
      <text:p text:style-name="P22">roslaunch ur_gazebo ur10_joint_limited.launch</text:p>
      <text:p text:style-name="P22">run rostopic list to see the names of the controllers</text:p>
      <text:p text:style-name="P22"/>
      <text:p text:style-name="P1"/>
      <text:p text:style-name="P1"/>
      <text:p text:style-name="P23">ROS</text:p>
      <text:p text:style-name="P20">Show all the rostopics running/may be subrscibed to</text:p>
      <text:p text:style-name="Standard">rostopic list</text:p>
      <text:p text:style-name="Standard"/>
      <text:p text:style-name="Standard"/>
      <text:p text:style-name="P2">Move It </text:p>
      <text:p text:style-name="P24">Launch the assistant GUI, can be used to create a moveit package</text:p>
      <text:p text:style-name="Standard">roslaunch moveit_setup_assistant setup_assistant.launch</text:p>
      <text:p text:style-name="Standard"/>
      <text:p text:style-name="P19">Load the URDF from ur_desciption, it is an xacro.xml file. </text:p>
      <text:p text:style-name="Standard"/>
      <text:p text:style-name="Standard"/>
      <text:p text:style-name="P25"><text:span text:style-name="T5">RVIZ</text:span><text:line-break/>Open an Rviz window</text:p>
      <text:p text:style-name="P25">rosrun rviz rviz</text:p>
      <text:p text:style-name="Standard"/>
      <text:p text:style-name="P16">EA and CoEvolution</text:p>
      <text:p text:style-name="P43"><text:a xlink:type="simple" xlink:href="https://github.com/DEAP/deap" text:style-name="Internet_20_link" text:visited-style-name="Visited_20_Internet_20_Link">https://github.com/DEAP/deap</text:a></text:p>
      <text:p text:style-name="P46"><text:soft-page-break/><text:span text:style-name="T10">sudo </text:span>pip install deap</text:p>
      <text:p text:style-name="P46"/>
      <text:p text:style-name="P46"><text:a xlink:type="simple" xlink:href="https://deap.readthedocs.io/en/master/api/algo.html#module-deap.algorithms" text:style-name="Internet_20_link" text:visited-style-name="Visited_20_Internet_20_Link">https://deap.readthedocs.io/en/master/api/algo.html#module-deap.algorithms</text:a></text:p>
      <text:p text:style-name="P46"/>
      <text:p text:style-name="P46"/>
      <text:p text:style-name="P43"/>
      <text:p text:style-name="P4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4:38.868328058</meta:creation-date>
    <meta:generator>LibreOffice/6.0.7.3$Linux_X86_64 LibreOffice_project/00m0$Build-3</meta:generator>
    <dc:date>2020-02-14T10:32:10.394542520</dc:date>
    <meta:editing-duration>P1DT3H5M27S</meta:editing-duration>
    <meta:editing-cycles>36</meta:editing-cycles>
    <meta:document-statistic meta:table-count="0" meta:image-count="0" meta:object-count="0" meta:page-count="4" meta:paragraph-count="110" meta:word-count="428" meta:character-count="4037" meta:non-whitespace-character-count="3501"/>
  </office:meta>
</office:document-meta>
</file>